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4">00/00/0000</text:date>, <text:time style:data-style-name="N2" text:time-value="10:19:39.06930768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initial-creator>Jordan Hanson</meta:initial-creator>
    <meta:creation-date>2020-08-25T14:33:50</meta:creation-date>
    <dc:date>2020-09-24T16:04:39.221478723</dc:date>
    <meta:editing-duration>PT14H2M23S</meta:editing-duration>
    <meta:editing-cycles>37</meta:editing-cycles>
    <meta:document-statistic meta:table-count="1" meta:cell-count="153" meta:object-count="0"/>
  </office:meta>
</office:document-meta>
</file>